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8pt" officeooo:rsid="000e689b" officeooo:paragraph-rsid="000e689b" style:font-size-asian="8pt" style:font-size-complex="8pt"/>
    </style:style>
    <style:style style:name="P2" style:family="paragraph" style:parent-style-name="Standard">
      <style:text-properties style:font-name="DejaVu Sans Mono" fo:font-size="8pt" officeooo:rsid="000e689b" officeooo:paragraph-rsid="0012f9fb" style:font-size-asian="8pt" style:font-size-complex="8pt"/>
    </style:style>
    <style:style style:name="P3" style:family="paragraph" style:parent-style-name="Standard">
      <style:text-properties style:font-name="DejaVu Sans Mono" fo:font-size="8pt" officeooo:rsid="000e689b" officeooo:paragraph-rsid="001a981a" style:font-size-asian="8pt" style:font-size-complex="8pt"/>
    </style:style>
    <style:style style:name="P4" style:family="paragraph" style:parent-style-name="Standard">
      <style:text-properties style:font-name="DejaVu Sans Mono" fo:font-size="8pt" officeooo:rsid="00102876" officeooo:paragraph-rsid="00102876" style:font-size-asian="8pt" style:font-size-complex="8pt"/>
    </style:style>
    <style:style style:name="P5" style:family="paragraph" style:parent-style-name="Standard">
      <style:text-properties style:font-name="DejaVu Sans Mono" fo:font-size="8pt" officeooo:rsid="0010d781" officeooo:paragraph-rsid="0010d781" style:font-size-asian="8pt" style:font-size-complex="8pt"/>
    </style:style>
    <style:style style:name="P6" style:family="paragraph" style:parent-style-name="Standard">
      <style:text-properties style:font-name="DejaVu Sans Mono" fo:font-size="8pt" officeooo:rsid="0011a139" officeooo:paragraph-rsid="0011a139" style:font-size-asian="8pt" style:font-size-complex="8pt"/>
    </style:style>
    <style:style style:name="P7" style:family="paragraph" style:parent-style-name="Standard">
      <style:text-properties style:font-name="DejaVu Sans Mono" fo:font-size="8pt" officeooo:rsid="0012f9fb" officeooo:paragraph-rsid="0012f9fb" style:font-size-asian="8pt" style:font-size-complex="8pt"/>
    </style:style>
    <style:style style:name="P8" style:family="paragraph" style:parent-style-name="Standard">
      <style:text-properties style:font-name="DejaVu Sans Mono" fo:font-size="8pt" officeooo:rsid="001477d9" officeooo:paragraph-rsid="001477d9" style:font-size-asian="8pt" style:font-size-complex="8pt"/>
    </style:style>
    <style:style style:name="P9" style:family="paragraph" style:parent-style-name="Standard">
      <style:text-properties style:font-name="DejaVu Sans Mono" fo:font-size="8pt" officeooo:rsid="001655e2" officeooo:paragraph-rsid="001655e2" style:font-size-asian="8pt" style:font-size-complex="8pt"/>
    </style:style>
    <style:style style:name="P10" style:family="paragraph" style:parent-style-name="Standard">
      <style:text-properties style:font-name="DejaVu Sans Mono" fo:font-size="8pt" officeooo:rsid="001864c7" officeooo:paragraph-rsid="000e689b" style:font-size-asian="8pt" style:font-size-complex="8pt"/>
    </style:style>
    <style:style style:name="P11" style:family="paragraph" style:parent-style-name="Standard">
      <style:text-properties style:font-name="DejaVu Sans Mono" fo:font-size="8pt" officeooo:rsid="001864c7" officeooo:paragraph-rsid="001864c7" style:font-size-asian="8pt" style:font-size-complex="8pt"/>
    </style:style>
    <style:style style:name="P12" style:family="paragraph" style:parent-style-name="Standard">
      <style:text-properties style:font-name="DejaVu Sans Mono" fo:font-size="8pt" officeooo:rsid="0019c8a5" officeooo:paragraph-rsid="0019c8a5" style:font-size-asian="8pt" style:font-size-complex="8pt"/>
    </style:style>
    <style:style style:name="P13" style:family="paragraph" style:parent-style-name="Standard">
      <style:paragraph-properties fo:break-before="page"/>
      <style:text-properties style:font-name="DejaVu Sans Mono" fo:font-size="8pt" officeooo:rsid="000e689b" officeooo:paragraph-rsid="000e689b" style:font-size-asian="8pt" style:font-size-complex="8pt"/>
    </style:style>
    <style:style style:name="P14" style:family="paragraph" style:parent-style-name="Standard">
      <style:paragraph-properties fo:break-before="page"/>
      <style:text-properties style:font-name="DejaVu Sans Mono" fo:font-size="8pt" officeooo:rsid="000e689b" officeooo:paragraph-rsid="001a981a" style:font-size-asian="8pt" style:font-size-complex="8pt"/>
    </style:style>
    <style:style style:name="P15" style:family="paragraph" style:parent-style-name="Standard">
      <style:paragraph-properties fo:break-before="column"/>
      <style:text-properties style:font-name="DejaVu Sans Mono" fo:font-size="8pt" officeooo:rsid="000e689b" officeooo:paragraph-rsid="000e689b" style:font-size-asian="8pt" style:font-size-complex="8pt"/>
    </style:style>
    <style:style style:name="T1" style:family="text">
      <style:text-properties officeooo:rsid="00120df0"/>
    </style:style>
    <style:style style:name="T2" style:family="text">
      <style:text-properties officeooo:rsid="0012f9fb"/>
    </style:style>
    <style:style style:name="T3" style:family="text">
      <style:text-properties officeooo:rsid="001477d9"/>
    </style:style>
    <style:style style:name="T4" style:family="text">
      <style:text-properties officeooo:rsid="001a981a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391*" fo:start-indent="0in" fo:end-indent="0in"/>
          <style:column style:rel-width="5391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===============</text:p>
      <text:p text:style-name="P1">CFML Cheat List</text:p>
      <text:p text:style-name="P1">===============</text:p>
      <text:p text:style-name="P1"/>
      <text:p text:style-name="P1">Types</text:p>
      <text:p text:style-name="P1">=====</text:p>
      <text:p text:style-name="P1"/>
      <text:p text:style-name="P1">b <text:s text:c="2"/>bool <text:s text:c="9"/>boolean value</text:p>
      <text:p text:style-name="P1">n <text:s text:c="2"/>int <text:s text:c="10"/>idealized integer</text:p>
      <text:p text:style-name="P1">l <text:s text:c="2"/>loc <text:s text:c="10"/>memory location</text:p>
      <text:p text:style-name="P1">x <text:s text:c="2"/>var <text:s text:c="10"/>variable</text:p>
      <text:p text:style-name="P1">v <text:s text:c="2"/>val <text:s text:c="10"/>closed value</text:p>
      <text:p text:style-name="P1">t <text:s text:c="2"/>trm <text:s text:c="10"/>term</text:p>
      <text:p text:style-name="P1">s <text:s text:c="2"/>state <text:s text:c="8"/>state <text:s text:c="16"/>:= fmap loc val</text:p>
      <text:p text:style-name="P1">h <text:s text:c="2"/>heap <text:s text:c="9"/>piece of state <text:s text:c="7"/>:= state</text:p>
      <text:p text:style-name="P1">H <text:s text:c="2"/>hprop <text:s text:c="8"/>heap predicate <text:s text:c="7"/>:= heap-&gt;Prop</text:p>
      <text:p text:style-name="P1">Q <text:s text:c="16"/>postcondition <text:s text:c="8"/>:= val-&gt;hprop <text:s/>or <text:s/>:= A-&gt;hprop</text:p>
      <text:p text:style-name="P1">E <text:s text:c="2"/>ctx <text:s text:c="10"/>substitution context <text:s/>:= list (var*val)</text:p>
      <text:p text:style-name="P1"/>
      <text:p text:style-name="P1">Entailment</text:p>
      <text:p text:style-name="P1">==========</text:p>
      <text:p text:style-name="P1"/>
      <text:p text:style-name="P1">H1 ==&gt; H2 <text:s text:c="8"/>:= forall h, H1 h -&gt; H2 h</text:p>
      <text:p text:style-name="P1">Q1 ===&gt; Q2 <text:s text:c="7"/>:= forall x, Q1 x ==&gt; Q2 x</text:p>
      <text:p text:style-name="P1"/>
      <text:p text:style-name="P1">Core heap predicates</text:p>
      <text:p text:style-name="P1">====================</text:p>
      <text:p text:style-name="P1"/>
      <text:p text:style-name="P1">\[] <text:s text:c="12"/>hempty <text:s text:c="16"/>empty state predicate <text:s text:c="4"/>:= fun h =&gt; h = fmap_empty /\ P</text:p>
      <text:p text:style-name="P1">\[P] <text:s text:c="11"/>hpure P <text:s text:c="15"/>pure heap predicate <text:s text:c="6"/>:= fun h =&gt; h = fmap_empty /\ P</text:p>
      <text:p text:style-name="P1">\Top <text:s text:c="11"/>htop <text:s text:c="18"/>any heap predicate <text:s text:c="7"/>:= fun h =&gt; True</text:p>
      <text:p text:style-name="P1">H1 \* H2 <text:s text:c="7"/>hstar H1 H2 <text:s text:c="11"/>separating conjunction <text:s text:c="3"/>:= fun h =&gt; exists h1 h2, h = h1 \u h2</text:p>
      <text:p text:style-name="P1"><text:s text:c="78"/>/\ fmap_disjoint h1 h2</text:p>
      <text:p text:style-name="P1"><text:s text:c="78"/>/\ H1 h2 /\ H2 h2</text:p>
      <text:p text:style-name="P1">\exists x, H <text:s text:c="3"/>hexists (fun x =&gt; H) <text:s text:c="2"/>existential on hprop <text:s text:c="5"/>:= fun h =&gt; exists x, H</text:p>
      <text:p text:style-name="P1">p ~~~&gt; v <text:s text:c="7"/>hsingle p v <text:s text:c="11"/>singleton heap <text:s text:c="11"/>:= fun h =&gt; h = fmap_single p v</text:p>
      <text:p text:style-name="P1">p ~~&gt; V <text:s text:c="8"/>Hsingle p V <text:s text:c="11"/>lifted singleton heap <text:s text:c="4"/>:= hsingle p (enc V)</text:p>
      <text:p text:style-name="P1">p ~&gt; MList L <text:s text:c="3"/>MList L p <text:s text:c="13"/>mutable list predicate</text:p>
      <text:p text:style-name="P5">p ~&gt; Record`{ f1 := V1; f2 := V2 }</text:p>
      <text:p text:style-name="P5"/>
      <text:p text:style-name="P1">Advanced heap predicates</text:p>
      <text:p text:style-name="P1">========================</text:p>
      <text:p text:style-name="P1"/>
      <text:p text:style-name="P1">\GC <text:s text:c="12"/>hgc <text:s text:c="19"/>any heap predicate <text:s text:c="11"/>:= exists H, H \* \[haffine H]</text:p>
      <text:p text:style-name="P1">\forall x, H <text:s text:c="3"/>hforall (fun x =&gt; H) <text:s text:c="2"/>universal on hprop <text:s text:c="11"/>:= fun h =&gt; forall x, H</text:p>
      <text:p text:style-name="P1">H1 \-* H2 <text:s text:c="6"/>hwand H1 h2 <text:s text:c="11"/>magic wand <text:s text:c="19"/>:= exists H, H \* [H \* H1 ==&gt; H2]</text:p>
      <text:p text:style-name="P1">Q1 \--* Q2 <text:s text:c="5"/>qwand Q1 Q2 <text:s text:c="11"/>magic wand on postconditions <text:s/>:= \forall x, Q1 x \-* Q2 x</text:p>
      <text:p text:style-name="P1"><text:s text:c="16"/>hand H1 H2 <text:s text:c="12"/>non-separating conjunction <text:s text:c="3"/>:= fun h =&gt; H1 h /\ H2 h</text:p>
      <text:p text:style-name="P1"/>
      <text:p text:style-name="P1">Judgments</text:p>
      <text:p text:style-name="P1">=========</text:p>
      <text:p text:style-name="P1"/>
      <text:p text:style-name="P1">red s t s' v <text:s text:c="4"/>evaluation judgment</text:p>
      <text:p text:style-name="P1">hoare t H Q <text:s text:c="5"/>total correctness Hoare triple, on the whole state</text:p>
      <text:p text:style-name="P1">triple t H Q <text:s text:c="4"/>total correctness SL triple, on a piece of state</text:p>
      <text:p text:style-name="P1">Triple t H Q <text:s text:c="4"/>lifted SL triple</text:p>
      <text:p text:style-name="P1">H ==&gt; wp t Q <text:s text:c="4"/>weakest-precondition style SL triple</text:p>
      <text:p text:style-name="P1">H ==&gt; Wp t Q <text:s text:c="4"/>lifted wp-style SL triple</text:p>
      <text:p text:style-name="P1">TRIPLE t PRE H POST Q <text:s text:c="6"/>:= Triple t H Q</text:p>
      <text:p text:style-name="P1"/>
      <text:p text:style-name="P1">Wp operators</text:p>
      <text:p text:style-name="P1">============</text:p>
      <text:p text:style-name="P1"/>
      <text:p text:style-name="P1">formula <text:s text:c="7"/>result of wp <text:s text:c="15"/>:= (val-&gt;hprop)-&gt;hprop</text:p>
      <text:p text:style-name="P1">wpgen E t <text:s text:c="5"/>formula generator</text:p>
      <text:p text:style-name="P1">subst x v t <text:s text:c="3"/>substitution</text:p>
      <text:p text:style-name="P1">isubst E t <text:s text:c="4"/>iterated substitution</text:p>
      <text:p text:style-name="P1">structural F <text:s text:c="2"/>structural formula</text:p>
      <text:p text:style-name="P1">mkstruct F <text:s text:c="4"/>structural wrapper</text:p>
      <text:p text:style-name="P1"/>
      <text:p text:style-name="P1">Lifted wp operators</text:p>
      <text:p text:style-name="P1">===================</text:p>
      <text:p text:style-name="P1"/>
      <text:p text:style-name="P1">Formula <text:s text:c="7"/>result of Wp <text:s text:c="15"/>:= forall A, Enc A -&gt; (A-&gt;hprop)-&gt;hprop</text:p>
      <text:p text:style-name="P1">`F <text:s text:c="12"/>structural wrapper <text:s text:c="9"/>:= MkStruct F</text:p>
      <text:p text:style-name="P1">^F Q <text:s text:c="10"/>applied formula <text:s text:c="12"/>:= F _ _ Q</text:p>
      <text:p text:style-name="P1">Structural F</text:p>
      <text:section text:style-name="Sect1" text:name="Section1">
        <text:p text:style-name="P1"/>
        <text:p text:style-name="P13">Syntax for values and terms</text:p>
        <text:p text:style-name="P1">===========================</text:p>
        <text:p text:style-name="P1"/>
        <text:p text:style-name="P1">VFun 'x := t1</text:p>
        <text:p text:style-name="P1">VFix 'f 'x := t1</text:p>
        <text:p text:style-name="P1">'x</text:p>
        <text:p text:style-name="P1">Cstr C x1 xn</text:p>
        <text:p text:style-name="P1">If_ t0 Then t1 Else t2</text:p>
        <text:p text:style-name="P1">If_ t0 Then t1 End</text:p>
        <text:p text:style-name="P1">t1 '; t2</text:p>
        <text:p text:style-name="P1">Let 'x := t1 in t2</text:p>
        <text:p text:style-name="P1">Let Rec 'f 'x := t1 in t2</text:p>
        <text:p text:style-name="P1">Match t With p1 '=&gt; t1 | pn '=&gt; tn End</text:p>
        <text:p text:style-name="P1">Fail</text:p>
        <text:p text:style-name="P5">New`{ f1 := t1; f2 := t2 }</text:p>
        <text:p text:style-name="P6">t1 '. f</text:p>
        <text:p text:style-name="P6"><text:span text:style-name="T1">Set </text:span>t1 '. f := t2</text:p>
        <text:p text:style-name="P1">'ref t</text:p>
        <text:p text:style-name="P1">'! t</text:p>
        <text:p text:style-name="P1">t1 ':= t2</text:p>
        <text:p text:style-name="P1">'not t</text:p>
        <text:p text:style-name="P1">t1 '+ t1</text:p>
        <text:p text:style-name="P1">t1 '= t2</text:p>
        <text:p text:style-name="P4">t1 '&lt; t2</text:p>
        <text:p text:style-name="P4">..</text:p>
        <text:p text:style-name="P1"/>
        <text:p text:style-name="P1">Tactics for entailments</text:p>
        <text:p text:style-name="P1">=======================</text:p>
        <text:p text:style-name="P1"/>
        <text:p text:style-name="P1">xpull</text:p>
        <text:p text:style-name="P1"><text:s text:c="3"/>applies e.g; to: \exists x, \[x = 3] \* H1 ==&gt; H2</text:p>
        <text:p text:style-name="P1"><text:s text:c="3"/>produces: <text:s text:c="7"/>forall x, x = 3 -&gt; (H1 ==&gt; H2)</text:p>
        <text:p text:style-name="P1"/>
        <text:p text:style-name="P1">xsimpl</text:p>
        <text:p text:style-name="P1"><text:s text:c="3"/>applies to: <text:s text:c="4"/>H1 ==&gt; H2</text:p>
        <text:p text:style-name="P1"><text:s text:c="3"/>invokes xpull, then cancel out items on both sides</text:p>
        <text:p text:style-name="P1"/>
        <text:p text:style-name="P1">xsimpl X1 XN</text:p>
        <text:p text:style-name="P1"><text:s text:c="3"/>applies to: <text:s text:c="4"/>H1 ==&gt; \exists x1 xn, H2</text:p>
        <text:p text:style-name="P1"><text:s text:c="3"/>set x1 := X1 and x2 := X2, then call xsimpl</text:p>
        <text:p text:style-name="P1"/>
        <text:p text:style-name="P1">xchange M</text:p>
        <text:p text:style-name="P1"><text:s text:c="3"/>where M: <text:s text:c="5"/>H1 ==&gt; H2 <text:s text:c="8"/>or <text:s text:c="4"/>H1 = H2</text:p>
        <text:p text:style-name="P1"><text:s text:c="3"/>applies to: <text:s text:c="2"/>H1 \* H3 ==&gt; H4</text:p>
        <text:p text:style-name="P1"><text:s text:c="3"/>produces: <text:s text:c="4"/>H2 \* H3 ==&gt; H4</text:p>
        <text:p text:style-name="P1"/>
        <text:p text:style-name="P1">xchange &lt;- M</text:p>
        <text:p text:style-name="P1"><text:s text:c="3"/>where M: <text:s text:c="5"/>H1 = H2</text:p>
        <text:p text:style-name="P1"><text:s text:c="3"/>applies to: <text:s text:c="2"/>H2 \* H3 ==&gt; H4</text:p>
        <text:p text:style-name="P1"><text:s text:c="3"/>produces: <text:s text:c="4"/>H1 \* H3 ==&gt; H4</text:p>
        <text:p text:style-name="P1"/>
        <text:p text:style-name="P1">xchanges E</text:p>
        <text:p text:style-name="P1"><text:s text:c="3"/>invokes "xchange E" then "xsimpl"</text:p>
        <text:p text:style-name="P1"/>
        <text:p text:style-name="P1">xunfold R</text:p>
        <text:p text:style-name="P1"><text:s text:c="3"/>applies to: <text:s text:c="2"/>p ~&gt; R X</text:p>
        <text:p text:style-name="P1"><text:s text:c="3"/>changes to: <text:s text:c="2"/>R X p</text:p>
        <text:p text:style-name="P1"/>
        <text:p text:style-name="P15">Tactics for structural rules</text:p>
        <text:p text:style-name="P1">============================</text:p>
        <text:p text:style-name="P1"/>
        <text:p text:style-name="P1">xwp <text:s text:c="8"/>TRIPLE (f v) PRE H POST Q</text:p>
        <text:p text:style-name="P1"><text:s text:c="3"/>turns the goal into H ==&gt; wpgen (f v) Q</text:p>
        <text:p text:style-name="P1"><text:s text:c="3"/>useful to establish a specification</text:p>
        <text:p text:style-name="P1"/>
        <text:p text:style-name="P1">xtriple <text:s text:c="4"/>TRIPLE (f v) PRE H POST Q</text:p>
        <text:p text:style-name="P1"><text:s text:c="3"/>turns the goal into H ==&gt; `App f v Q</text:p>
        <text:p text:style-name="P1"><text:s text:c="3"/>useful to prove a derived specification</text:p>
        <text:p text:style-name="P1"/>
        <text:p text:style-name="P1">xgc <text:s text:c="12"/>H ==&gt; ^F Q</text:p>
        <text:p text:style-name="P1"><text:s text:c="3"/>turns into: <text:s/>H ==&gt; ^F Q \* \GC</text:p>
        <text:p text:style-name="P1"/>
        <text:p text:style-name="P1">xcast <text:s text:c="10"/>H ==&gt; ^(Cast V) Q</text:p>
        <text:p text:style-name="P1"><text:s text:c="3"/>turns into: <text:s/>H ==&gt; Q V</text:p>
        <text:p text:style-name="P1"/>
        <text:p text:style-name="P1">xpost Q' <text:s text:c="7"/>H ==&gt; ^F Q</text:p>
        <text:p text:style-name="P1"><text:s text:c="3"/>turns into: <text:s/>H ==&gt; ^F Q' <text:s text:c="2"/>and <text:s text:c="2"/>Q' ===&gt; Q</text:p>
        <text:p text:style-name="P1"/>
        <text:p text:style-name="P1">Term tactics for term rules</text:p>
        <text:p text:style-name="P1">===========================</text:p>
        <text:p text:style-name="P1"/>
        <text:p text:style-name="P1">xfail <text:s text:c="6"/>H ==&gt; ^(`Fail) Q</text:p>
        <text:p text:style-name="P1"><text:s text:c="3"/>turns the goal to [False]</text:p>
        <text:p text:style-name="P1"/>
        <text:p text:style-name="P1">xval <text:s text:c="7"/>H ==&gt; ^(`Val v) Q</text:p>
        <text:p text:style-name="P1"><text:s text:c="3"/>turns the goal to H ==&gt; Q v</text:p>
        <text:p text:style-name="P1"/>
        <text:p text:style-name="P1">xval V <text:s text:c="5"/>H ==&gt; ^(`Val v) Q</text:p>
        <text:p text:style-name="P1"><text:s text:c="3"/>specifies the value of which v is the encoding</text:p>
        <text:p text:style-name="P1"/>
        <text:p text:style-name="P1">xfun <text:s text:c="7"/>H ==&gt; ^(`Val (val_fun x t)) Q</text:p>
        <text:p text:style-name="P1"><text:s text:c="3"/>instantiates Q as the specification for the function</text:p>
        <text:p text:style-name="P1"/>
        <text:p text:style-name="P1">xapp <text:s text:c="7"/>H ==&gt; ^(`App f v) Q</text:p>
        <text:p text:style-name="P1"><text:s text:c="3"/>exploits the registered specification Triple for f</text:p>
        <text:p text:style-name="P1"/>
        <text:p text:style-name="P1">xapp E</text:p>
        <text:p text:style-name="P1"><text:s text:c="3"/>enables to specify the specification triples</text:p>
        <text:p text:style-name="P1"/>
        <text:p text:style-name="P1">xapp_nosubst</text:p>
        <text:p text:style-name="P1"><text:s text:c="3"/>xapp with the substitution that may occur for the reult</text:p>
        <text:p text:style-name="P1"/>
        <text:p text:style-name="P1">xappn</text:p>
        <text:p text:style-name="P1"><text:s text:c="3"/>repeat xapp</text:p>
        <text:p text:style-name="P1"/>
        <text:p text:style-name="P1">xseq <text:s text:c="7"/>H ==&gt; ^(`Seq F1 F2) Q</text:p>
        <text:p text:style-name="P1"><text:s text:c="3"/>remark: xapp usually applies directly</text:p>
        <text:p text:style-name="P1"/>
        <text:p text:style-name="P1">xlet <text:s text:c="7"/>H ==&gt; ^(`Let 'x := F1 F2) Q</text:p>
        <text:p text:style-name="P1"><text:s text:c="3"/>remark: xapp usually applies directly</text:p>
        <text:p text:style-name="P1"/>
        <text:p text:style-name="P1">xif <text:s text:c="8"/>H ==&gt; ^(`If b Then F1 Else F2) Q</text:p>
        <text:p text:style-name="P1"><text:s text:c="3"/>performs the case analysis</text:p>
        <text:p text:style-name="P1"/>
        <text:p text:style-name="P1">xcase <text:s text:c="6"/>H ==&gt;^ (`Case ..) Q</text:p>
        <text:p text:style-name="P1"><text:s text:c="3"/>performs the case analysis</text:p>
      </text:section>
      <text:p text:style-name="P1"/>
      <text:p text:style-name="P1"/>
      <text:p text:style-name="P14">===============</text:p>
      <text:p text:style-name="P3"><text:span text:style-name="T4">TLC</text:span> Cheat List</text:p>
      <text:p text:style-name="P3">===============</text:p>
      <text:p text:style-name="P1"/>
      <text:p text:style-name="P1">E: stands for an expression</text:p>
      <text:p text:style-name="P1">H: stands for an existing hypothesis</text:p>
      <text:p text:style-name="P1">X: stands for a fresh identifier</text:p>
      <text:p text:style-name="P1">I: stands for an introduction pattern</text:p>
      <text:p text:style-name="P1"/>
      <text:p text:style-name="P1">A tactic followed with the symbol "~" triggers call to [auto] on all subgoals</text:p>
      <text:p text:style-name="P1">A tactic followed with the symbol "*" triggers call to [jauto], a variant of [induction eauto]</text:p>
      <text:p text:style-name="P1">A tactic arguments may have a subterm "rm X" to trigger a call to "clear X" after the tactic</text:p>
      <text:p text:style-name="P1"/>
      <text:p text:style-name="P1">Most useful tactics</text:p>
      <text:p text:style-name="P1">-------------------</text:p>
      <text:p text:style-name="P1"/>
      <text:p text:style-name="P1">foo ;=&gt; I1 .. IN <text:s text:c="4"/>(shorthand for "foo; intros I1 .. IN")</text:p>
      <text:p text:style-name="P1">introv I1 I2 .. IN <text:s text:c="2"/>(introduction tactic that inputs only the name of hypotheses, not of variables)</text:p>
      <text:p text:style-name="P1"/>
      <text:p text:style-name="P1">inverts H <text:s text:c="12"/>(inversion followed with substitution of all equalities produced)</text:p>
      <text:p text:style-name="P1">inverts H as I1..IN <text:s text:c="2"/>(similar to "inverts H", but produced hypotheses are named explictly)</text:p>
      <text:p text:style-name="P1">invert H <text:s text:c="13"/>(similar to "inverts H", but no substitution is performed, everything is left in the goal)</text:p>
      <text:p text:style-name="P1"/>
      <text:p text:style-name="P1">lets I: E0 E1 ... EN <text:s text:c="7"/>(instantiates a lemma E0 on arguments Ei and names the result)</text:p>
      <text:p text:style-name="P1">applys E0 E1 ... EN <text:s text:c="8"/>(instantiates a lemma E0 on arguments Ei and apply the result to the goal)</text:p>
      <text:p text:style-name="P1">specializes H E1 ... EN <text:s text:c="4"/>(instantiates an hypothesis H in-place on the arguments Ei)</text:p>
      <text:p text:style-name="P1">forwards I: E0 E1 .. EN <text:s text:c="4"/>(instantiates a lemma on all its arguments, "lets I: E0 E1 .. EN __ __ .. __")</text:p>
      <text:p text:style-name="P1">rewrites (&gt;&gt; E0 E1 ... EN) <text:s/>(instantiates a lemma E0 arguments Ei, then perform a "rewrite" with the result)</text:p>
      <text:p text:style-name="P1">applys_eq E0 i1 .. iN <text:s text:c="6"/>(applys a lemma E0 up to equality on arguments at specified indices i1 .. iN)</text:p>
      <text:p text:style-name="P1"/>
      <text:p text:style-name="P1">In all tactics above, "E0 E1 .. EN" may be written "(&gt;&gt; E0 E1 ... EN)", as shown for the tactic "rewrites".</text:p>
      <text:p text:style-name="P1">Any of the arguments E1 .. EN may be a wildcard, written "__".</text:p>
      <text:p text:style-name="P1"/>
      <text:p text:style-name="P1">Very useful tactics</text:p>
      <text:p text:style-name="P1">-------------------</text:p>
      <text:p text:style-name="P10"/>
      <text:p text:style-name="P1">false <text:s text:c="12"/>(replaces the goal by "False", and kills it if obvious contradictions are found)</text:p>
      <text:p text:style-name="P1">false E <text:s text:c="10"/>(a shorthand for [false; applys E])</text:p>
      <text:p text:style-name="P1">tryfalse <text:s text:c="9"/>(solves the goal if [false] kills it, else does nothing)</text:p>
      <text:p text:style-name="P1"/>
      <text:p text:style-name="P11">math <text:s text:c="13"/>(proves math related goal, variant of "omega")</text:p>
      <text:p text:style-name="P1">fequals <text:s text:c="10"/>(improved implementation of "f_equal", leveraging the "congruence" tactice)</text:p>
      <text:p text:style-name="P1">simpls <text:s text:c="11"/>(shorthand for "simpl in *")</text:p>
      <text:p text:style-name="P1">unfolds R <text:s text:c="8"/>(shorthand for "unfold R in *")</text:p>
      <text:p text:style-name="P1"/>
      <text:p text:style-name="P1">case_if <text:s text:c="10"/>(performs a case analysis on the first "if" statement in the goal)</text:p>
      <text:p text:style-name="P1">cases E as I <text:s text:c="5"/>(performs a case analysis on E, remembering the equality as I)</text:p>
      <text:p text:style-name="P1"/>
      <text:p text:style-name="P1">asserts I: E <text:s text:c="5"/>(asserts statement E as first subgoal, destruct E as I in the second goal)</text:p>
      <text:p text:style-name="P1">cuts I: E <text:s text:c="8"/>(asserts statement E as second subgoal, destruct E as I in the first goal)</text:p>
      <text:p text:style-name="P1">sets X: E <text:s text:c="8"/>(defines X as a local definition for E, and replaces occurences of E with X)</text:p>
      <text:p text:style-name="P1">sets_eq X: E <text:s text:c="5"/>(introduces a name X and an equality X = E, and replaces occurences of E with X)</text:p>
      <text:p text:style-name="P1">clears H1 ... HN <text:s/>(clears hypotheses Hi and their dependencies)</text:p>
      <text:p text:style-name="P1"/>
      <text:p text:style-name="P1">iff <text:s text:c="14"/>(tactic to split an equivalence "P &lt;-&gt; Q")</text:p>
      <text:p text:style-name="P1">splits <text:s text:c="11"/>(splits an N-ary conjunction into N goals)</text:p>
      <text:p text:style-name="P1">branch N <text:s text:c="9"/>(selects the N-th branch of a disjunction with several branches)</text:p>
      <text:p text:style-name="P1">exists E1 .. EN <text:s text:c="2"/>(provides witnesses to an N-ary existential goal, wildcards "__" are supported)</text:p>
      <text:p text:style-name="P1"/>
      <text:p text:style-name="P1">inductions_wf I: E X <text:s/>(well-founded induction, E is a measure or relation, X the argument, I the hypothesis)</text:p>
      <text:p text:style-name="P1">gen_eq X: E <text:s text:c="10"/>(generalize X as E and add "X = E" as hypothesis in the goal, useful for inductions)</text:p>
      <text:p text:style-name="P1">gen H1 H2 .. HN <text:s text:c="6"/>(generalizes and clears hypotheses Hi and their dependencies, = "dependent generalize")</text:p>
      <text:p text:style-name="P1"/>
      <text:p text:style-name="P1">Normalization tactics</text:p>
      <text:p text:style-name="P1">---------------------</text:p>
      <text:p text:style-name="P1"/>
      <text:p text:style-name="P1">rew_list <text:s text:c="9"/>(normalizes basic list functions, e.g. "++" and "length")</text:p>
      <text:p text:style-name="P1">rew_listx <text:s text:c="8"/>(normalizes advanced list functions, e.g. "map")</text:p>
      <text:p text:style-name="P1">rew_heap <text:s text:c="9"/>(normalizes Separation Logic expressions)</text:p>
      <text:p text:style-name="P1">rew_bool_eq <text:s text:c="6"/>(normalizes expressions involving "isTrue", in particular)</text:p>
      <text:p text:style-name="P1">rew_fmap <text:s text:c="9"/>(normalizes finite map expressions)</text:p>
      <text:p text:style-name="P2"/>
      <text:p text:style-name="P2">TLC <text:span text:style-name="T2">notations</text:span></text:p>
      <text:p text:style-name="P2">====<text:span text:style-name="T2">==</text:span>=======</text:p>
      <text:p text:style-name="P2"/>
      <text:p text:style-name="P7">If P then X else Y</text:p>
      <text:p text:style-name="P7">\{}<text:span text:style-name="T3"> <text:s text:c="2"/></text:span>\{x}<text:span text:style-name="T3"> <text:s text:c="2"/>(</text:span>E1 \u E2<text:span text:style-name="T3">) <text:s/>(E1 \n E2) <text:s text:c="2"/>(</text:span>E2 \- E2<text:span text:style-name="T3">) <text:s text:c="2"/>(E</text:span>1 \-- x<text:span text:style-name="T3">) <text:s text:c="2"/>(x \in E) <text:s text:c="2"/>(x \notin E) <text:s text:c="2"/>(E1 \c E2)</text:span></text:p>
      <text:p text:style-name="P8">M[x] <text:s text:c="3"/>M[x := v]</text:p>
      <text:p text:style-name="P9">forall_ x \in E, P</text:p>
      <text:p text:style-name="P12">x &lt;= y <text:s text:c="6"/>(overloaded on different types using typeclasse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5:28:44.368109640</meta:creation-date>
    <dc:date>2019-06-25T05:47:01.635536424</dc:date>
    <meta:editing-duration>PT18M12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213" meta:word-count="1574" meta:character-count="9351" meta:non-whitespace-character-count="6613"/>
  </office:meta>
</office:document-meta>
</file>